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paragraph-properties fo:text-align="center"/>
      <style:text-properties fo:color="#000000" fo:font-family="Sans Serif" fo:font-size="12.000000000000000pt"/>
    </style:style>
    <style:style style:name="T1" style:family="text">
      <style:text-properties fo:color="#ffffff" fo:font-size="14.000000000000000pt" fo:font-weight="bold"/>
    </style:style>
    <style:style style:name="P2" style:family="paragraph">
      <style:paragraph-properties fo:text-align="center"/>
      <style:text-properties fo:color="#ffffff" fo:font-family="Sans Serif" fo:font-size="14.000000000000000pt" fo:font-weight="bold"/>
    </style:style>
    <style:style style:name="T2" style:family="text">
      <style:text-properties fo:color="#f3ecec" fo:font-size="16.000000000000000pt" fo:font-weight="bold"/>
    </style:style>
    <style:style style:name="P3" style:family="paragraph">
      <style:paragraph-properties fo:text-align="center"/>
      <style:text-properties fo:color="#f3ecec" fo:font-family="Sans Serif" fo:font-size="12.000000000000000pt" fo:font-weight="bold"/>
    </style:style>
    <style:style style:name="T3" style:family="text">
      <style:text-properties fo:font-size="16.000000000000000pt"/>
    </style:style>
    <style:style style:name="P4" style:family="paragraph">
      <style:paragraph-properties fo:margin="0.000000000000000pt" fo:text-align="center"/>
      <style:text-properties fo:color="#000000" fo:font-family="Sans Serif" fo:font-size="12.000000000000000pt"/>
    </style:style>
    <style:style style:name="P5" style:family="paragraph">
      <style:paragraph-properties fo:margin="0.000000000000000pt" fo:text-align="center"/>
      <style:text-properties fo:color="#f3ecec" fo:font-family="Sans Serif" fo:font-size="12.000000000000000pt" fo:font-weight="bold"/>
    </style:style>
    <style:style style:name="T4" style:family="text">
      <style:text-properties fo:color="#f3ecec" fo:font-size="26.000000000000000pt" fo:font-weight="bold"/>
    </style:style>
    <style:style style:name="T5" style:family="text">
      <style:text-properties fo:color="#28a2ff" fo:font-size="20.000000000000000pt" fo:font-weight="100"/>
    </style:style>
    <style:style style:name="T6" style:family="text">
      <style:text-properties fo:font-weight="bold"/>
    </style:style>
    <style:style style:name="gr1" style:family="graphic">
      <style:graphic-properties draw:fill="none" draw:stroke="none" fo:margin="0.000000000000000pt" style:wrap="biggest" style:wrap-dynamic-threshold="0.000000000000000pt"/>
    </style:style>
    <style:style style:name="gr2" style:family="graphic">
      <style:graphic-properties draw:fill="solid" draw:fill-color="#b300c3" draw:stroke="solid" draw:stroke-linejoin="bevel" fo:margin="0.000000000000000pt" style:wrap="biggest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solid" draw:fill-color="#2400c3" draw:stroke="solid" draw:stroke-linejoin="bevel" fo:margin="0.000000000000000pt" style:wrap="biggest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fill="none" draw:stroke="solid" draw:stroke-linejoin="bevel" fo:margin="1.000000000000000pt" style:wrap="biggest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solid" draw:fill-color="#47d128" draw:stroke="solid" draw:stroke-linejoin="bevel" fo:margin="0.000000000000000pt" style:wrap="biggest" style:wrap-dynamic-threshold="0.000000000000000pt" svg:fill-rule="evenodd" svg:stroke-color="#000000" svg:stroke-linecap="butt" svg:stroke-opacity="1" svg:stroke-width="2.834650580000000pt"/>
    </style:style>
    <style:style style:name="gr6" style:family="graphic">
      <style:graphic-properties draw:fill="solid" draw:fill-color="#dee81b" draw:stroke="solid" draw:stroke-linejoin="bevel" fo:margin="0.000000000000000pt" style:wrap="biggest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fill="solid" draw:fill-color="#ff7e2e" draw:stroke="solid" draw:stroke-linejoin="bevel" fo:margin="0.000000000000000pt" style:wrap="biggest" style:wrap-dynamic-threshold="0.000000000000000pt" svg:fill-rule="evenodd" svg:stroke-color="#000000" svg:stroke-linecap="butt" svg:stroke-opacity="1" svg:stroke-width="2.83465058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45.76696535756pt">
          <draw:path draw:style-name="gr2" xml:id="shape-2" draw:id="shape-2" draw:layer="" svg:width="145.69055497498pt" svg:height="77.84991487213pt" svg:x="216.00000000000pt" svg:y="100.80000000000pt" svg:viewBox="0 0 146 78" svg:d="M15.8975 37.6925C-40.9304 -2.38702 72.8629 -18.4578 72.8629 29.6766C72.8629 -18.4578 186.656 -2.38702 129.76 37.6925L72.8629 77.8499Z" calligra:nodeTypes="ccccc"/>
          <draw:path draw:style-name="gr2" xml:id="shape-3" draw:id="shape-3" draw:layer="" svg:width="145.69055497498pt" svg:height="77.84991487213pt" svg:x="216.00000000000pt" svg:y="100.80000000000pt" svg:viewBox="0 0 146 78" svg:d="M15.8975 37.6925C-40.9304 -2.38702 72.8629 -18.4578 72.8629 29.6766C72.8629 -18.4578 186.656 -2.38702 129.76 37.6925L72.8629 77.8499" calligra:nodeTypes="cccc">
            <text:p text:style-name="P1"><text:span text:style-name="T1">Physical<text:s/></text:span></text:p>
            <text:p text:style-name="P2">Identity</text:p>
          </draw:path>
        </draw:g>
        <draw:g draw:style-name="gr1" xml:id="shape-4" draw:id="shape-4" svg:y="227.74843461049pt">
          <draw:path draw:style-name="gr3" xml:id="shape-5" draw:id="shape-5" draw:layer="" svg:width="228.92518257371pt" svg:height="173.49409600094pt" svg:x="43.20000000000pt" svg:y="201.60000000000pt" svg:viewBox="0 0 229 173" svg:d="M0 43.3518L76.2576 43.3518L114.386 0L152.515 43.3518L228.925 43.3518L190.644 86.7037L228.925 130.056L152.515 130.056L114.386 173.494L76.2576 130.056L0 130.056L38.1288 86.7037Z" calligra:nodeTypes="ccccccccccccc"/>
          <draw:path draw:style-name="gr3" xml:id="shape-6" draw:id="shape-6" draw:layer="" svg:width="228.92518257371pt" svg:height="173.49409600094pt" svg:x="43.20000000000pt" svg:y="201.60000000000pt" svg:viewBox="0 0 229 173" svg:d="M0 43.3518L76.2576 43.3518L114.386 0L152.515 43.3518L228.925 43.3518L190.644 86.7037L228.925 130.056L152.515 130.056L114.386 173.494L76.2576 130.056L0 130.056L38.1288 86.7037Z" calligra:nodeTypes="ccccccccccccc">
            <text:p text:style-name="P1"><text:span text:style-name="T2">Pseudo-nym</text:span></text:p>
            <text:p text:style-name="P3"><text:span text:style-name="T3">(Digital Identity)</text:span></text:p>
          </draw:path>
          <draw:glue-point draw:id="4" svg:x="-50%" svg:y="-25.0001%"/>
          <draw:glue-point draw:id="5" svg:x="-16.6701%" svg:y="-25.0001%"/>
          <draw:glue-point draw:id="6" svg:x="0%" svg:y="-50%"/>
          <draw:glue-point draw:id="7" svg:x="16.67%" svg:y="-25.0001%"/>
          <draw:glue-point draw:id="8" svg:x="50%" svg:y="-25.0001%"/>
          <draw:glue-point draw:id="9" svg:x="33.33%" svg:y="0%"/>
          <draw:glue-point draw:id="10" svg:x="50%" svg:y="25%"/>
          <draw:glue-point draw:id="11" svg:x="16.67%" svg:y="25%"/>
          <draw:glue-point draw:id="12" svg:x="0%" svg:y="50%"/>
          <draw:glue-point draw:id="13" svg:x="-16.6701%" svg:y="25%"/>
          <draw:glue-point draw:id="14" svg:x="-50%" svg:y="25%"/>
          <draw:glue-point draw:id="15" svg:x="-33.3301%" svg:y="0%"/>
          <draw:glue-point draw:id="16" svg:x="-33.3301%" svg:y="-25.0001%"/>
          <draw:glue-point draw:id="17" svg:x="-8.3301%" svg:y="-37.5001%"/>
          <draw:glue-point draw:id="18" svg:x="8.33%" svg:y="-37.5001%"/>
          <draw:glue-point draw:id="19" svg:x="33.33%" svg:y="-25.0001%"/>
          <draw:glue-point draw:id="20" svg:x="41.67%" svg:y="-12.5001%"/>
          <draw:glue-point draw:id="21" svg:x="41.67%" svg:y="12.5%"/>
          <draw:glue-point draw:id="22" svg:x="33.33%" svg:y="25%"/>
          <draw:glue-point draw:id="23" svg:x="8.33%" svg:y="37.5%"/>
          <draw:glue-point draw:id="24" svg:x="-8.3301%" svg:y="37.5%"/>
          <draw:glue-point draw:id="25" svg:x="-33.3301%" svg:y="25%"/>
          <draw:glue-point draw:id="26" svg:x="-41.6701%" svg:y="12.5%"/>
          <draw:glue-point draw:id="27" svg:x="-50%" svg:y="-25.0001%"/>
          <draw:glue-point draw:id="28" svg:x="-16.6701%" svg:y="-25.0001%"/>
          <draw:glue-point draw:id="29" svg:x="0%" svg:y="-50%"/>
          <draw:glue-point draw:id="30" svg:x="16.67%" svg:y="-25.0001%"/>
          <draw:glue-point draw:id="31" svg:x="50%" svg:y="-25.0001%"/>
          <draw:glue-point draw:id="32" svg:x="33.33%" svg:y="0%"/>
          <draw:glue-point draw:id="33" svg:x="50%" svg:y="25%"/>
          <draw:glue-point draw:id="34" svg:x="16.67%" svg:y="25%"/>
          <draw:glue-point draw:id="35" svg:x="0%" svg:y="50%"/>
          <draw:glue-point draw:id="36" svg:x="-16.6701%" svg:y="25%"/>
          <draw:glue-point draw:id="37" svg:x="-50%" svg:y="25%"/>
          <draw:glue-point draw:id="38" svg:x="-33.3301%" svg:y="0%"/>
          <draw:glue-point draw:id="39" svg:x="-33.3301%" svg:y="-25.0001%"/>
          <draw:glue-point draw:id="40" svg:x="-8.3301%" svg:y="-37.5001%"/>
          <draw:glue-point draw:id="41" svg:x="8.33%" svg:y="-37.5001%"/>
          <draw:glue-point draw:id="42" svg:x="33.33%" svg:y="-25.0001%"/>
          <draw:glue-point draw:id="43" svg:x="41.67%" svg:y="-12.5001%"/>
          <draw:glue-point draw:id="44" svg:x="41.67%" svg:y="12.5%"/>
          <draw:glue-point draw:id="45" svg:x="33.33%" svg:y="25%"/>
          <draw:glue-point draw:id="46" svg:x="8.33%" svg:y="37.5%"/>
          <draw:glue-point draw:id="47" svg:x="-8.3301%" svg:y="37.5%"/>
          <draw:glue-point draw:id="48" svg:x="-33.3301%" svg:y="25%"/>
          <draw:glue-point draw:id="49" svg:x="-41.6701%" svg:y="12.5%"/>
          <draw:glue-point draw:id="50" svg:x="1.81%" svg:y="0.54%"/>
          <draw:glue-point draw:id="51" svg:x="-0.876748%" svg:y="-50%"/>
        </draw:g>
        <draw:g draw:style-name="gr1" xml:id="shape-7" draw:id="shape-7" svg:y="214.58267471000pt">
          <draw:path draw:style-name="gr3" xml:id="shape-8" draw:id="shape-8" draw:layer="" svg:width="228.85020707723pt" svg:height="173.98950688779pt" svg:x="302.40000000000pt" svg:y="216.00000000000pt" svg:viewBox="0 0 229 174" svg:d="M0 43.4756L76.2327 43.4756L114.349 0L152.465 43.4756L228.85 43.4756L190.582 86.9513L228.85 130.427L152.465 130.427L114.349 173.99L76.2327 130.427L0 130.427L38.1163 86.9513Z" calligra:nodeTypes="ccccccccccccc"/>
          <draw:path draw:style-name="gr3" xml:id="shape-9" draw:id="shape-9" draw:layer="" svg:width="228.85020707723pt" svg:height="173.98950688779pt" svg:x="302.40000000000pt" svg:y="216.00000000000pt" svg:viewBox="0 0 229 174" svg:d="M0 43.4756L76.2327 43.4756L114.349 0L152.465 43.4756L228.85 43.4756L190.582 86.9513L228.85 130.427L152.465 130.427L114.349 173.99L76.2327 130.427L0 130.427L38.1163 86.9513Z" calligra:nodeTypes="ccccccccccccc">
            <text:p text:style-name="P4"><text:span text:style-name="T2">Pseudo-nym</text:span></text:p>
            <text:p text:style-name="P5"><text:span text:style-name="T3">(Digital Identity)</text:span></text:p>
          </draw:path>
          <draw:glue-point draw:id="4" svg:x="-50%" svg:y="-25.0001%"/>
          <draw:glue-point draw:id="5" svg:x="-16.6701%" svg:y="-25.0001%"/>
          <draw:glue-point draw:id="6" svg:x="0%" svg:y="-50%"/>
          <draw:glue-point draw:id="7" svg:x="16.67%" svg:y="-25.0001%"/>
          <draw:glue-point draw:id="8" svg:x="50%" svg:y="-25.0001%"/>
          <draw:glue-point draw:id="9" svg:x="33.33%" svg:y="0%"/>
          <draw:glue-point draw:id="10" svg:x="50%" svg:y="25%"/>
          <draw:glue-point draw:id="11" svg:x="16.67%" svg:y="25%"/>
          <draw:glue-point draw:id="12" svg:x="0%" svg:y="50%"/>
          <draw:glue-point draw:id="13" svg:x="-16.6701%" svg:y="25%"/>
          <draw:glue-point draw:id="14" svg:x="-50%" svg:y="25%"/>
          <draw:glue-point draw:id="15" svg:x="-33.3301%" svg:y="0%"/>
          <draw:glue-point draw:id="16" svg:x="-33.3301%" svg:y="-25.0001%"/>
          <draw:glue-point draw:id="17" svg:x="-25.1591%" svg:y="-50%" draw:escape-direction="down"/>
          <draw:glue-point draw:id="18" svg:x="8.33%" svg:y="-37.5001%"/>
          <draw:glue-point draw:id="19" svg:x="33.33%" svg:y="-25.0001%"/>
          <draw:glue-point draw:id="20" svg:x="41.67%" svg:y="-12.5001%"/>
          <draw:glue-point draw:id="21" svg:x="41.67%" svg:y="12.5%"/>
          <draw:glue-point draw:id="22" svg:x="33.33%" svg:y="25%"/>
          <draw:glue-point draw:id="23" svg:x="8.33%" svg:y="37.5%"/>
          <draw:glue-point draw:id="24" svg:x="-8.3301%" svg:y="37.5%"/>
          <draw:glue-point draw:id="25" svg:x="-33.3301%" svg:y="25%"/>
          <draw:glue-point draw:id="26" svg:x="-41.6701%" svg:y="12.5%"/>
          <draw:glue-point draw:id="27" svg:x="-50%" svg:y="-25.0001%"/>
          <draw:glue-point draw:id="28" svg:x="-16.6701%" svg:y="-25.0001%"/>
          <draw:glue-point draw:id="29" svg:x="0%" svg:y="-50%"/>
          <draw:glue-point draw:id="30" svg:x="16.67%" svg:y="-25.0001%"/>
          <draw:glue-point draw:id="31" svg:x="50%" svg:y="-25.0001%"/>
          <draw:glue-point draw:id="32" svg:x="33.33%" svg:y="0%"/>
          <draw:glue-point draw:id="33" svg:x="50%" svg:y="25%"/>
          <draw:glue-point draw:id="34" svg:x="16.67%" svg:y="25%"/>
          <draw:glue-point draw:id="35" svg:x="0%" svg:y="50%"/>
          <draw:glue-point draw:id="36" svg:x="-16.6701%" svg:y="25%"/>
          <draw:glue-point draw:id="37" svg:x="-50%" svg:y="25%"/>
          <draw:glue-point draw:id="38" svg:x="-33.3301%" svg:y="0%"/>
          <draw:glue-point draw:id="39" svg:x="-33.3301%" svg:y="-25.0001%"/>
          <draw:glue-point draw:id="40" svg:x="-7.66422%" svg:y="-35.123%"/>
          <draw:glue-point draw:id="41" svg:x="8.33%" svg:y="-37.5001%"/>
          <draw:glue-point draw:id="42" svg:x="33.33%" svg:y="-25.0001%"/>
          <draw:glue-point draw:id="43" svg:x="41.67%" svg:y="-12.5001%"/>
          <draw:glue-point draw:id="44" svg:x="41.67%" svg:y="12.5%"/>
          <draw:glue-point draw:id="45" svg:x="33.33%" svg:y="25%"/>
          <draw:glue-point draw:id="46" svg:x="8.33%" svg:y="37.5%"/>
          <draw:glue-point draw:id="47" svg:x="-8.3301%" svg:y="37.5%"/>
          <draw:glue-point draw:id="48" svg:x="-33.3301%" svg:y="25%"/>
          <draw:glue-point draw:id="49" svg:x="-41.6701%" svg:y="12.5%"/>
          <draw:glue-point draw:id="50" svg:x="1.81%" svg:y="0.54%"/>
          <draw:glue-point draw:id="51" svg:x="-0.374685%" svg:y="-49.1854%"/>
        </draw:g>
        <draw:connector draw:style-name="gr4" xml:id="shape-10" draw:id="shape-10" draw:layer="" draw:type="standard" draw:start-shape="shape-11" draw:start-glue-point="0" draw:end-shape="shape-2" draw:end-glue-point="2" svg:d="M0 22.9501L0 2.95009L65.5913 2.95009L65.5913 20L131.183 20L131.183 20L131.183 0" svg:viewBox="0 0 131 23"/>
        <draw:connector draw:style-name="gr4" xml:id="shape-12" draw:id="shape-12" draw:layer="" draw:type="standard" draw:start-shape="shape-7" draw:start-glue-point="7" draw:end-shape="shape-1" draw:end-glue-point="2" svg:d="M89.0942 134.463L89.0942 114.463L89.0942 67.2315L0 67.2315L0 20L0 0" svg:viewBox="0 0 89 134"/>
        <draw:g draw:style-name="gr1" xml:id="shape-13" draw:id="shape-13" svg:y="410.94944240700pt">
          <draw:path draw:style-name="gr5" xml:id="shape-14" draw:id="shape-14" draw:layer="" svg:width="129.00843035952pt" svg:height="103.66695374110pt" svg:x="230.21331969329pt" svg:y="412.36676769700pt" svg:viewBox="0 0 129 104" svg:d="M0 44.3991L64.476 0L129.008 44.3991L96.7422 103.667L32.2098 103.667Z" calligra:nodeTypes="cccccc"/>
          <draw:path draw:style-name="gr5" xml:id="shape-15" draw:id="shape-15" draw:layer="" svg:width="129.00843035952pt" svg:height="103.66695374110pt" svg:x="230.21331969329pt" svg:y="412.36676769700pt" svg:viewBox="0 0 129 104" svg:d="M0 44.3991L64.476 0L129.008 44.3991L96.7422 103.667L32.2098 103.667Z" calligra:nodeTypes="cccccc">
            <text:p text:style-name="P1"><text:span text:style-name="T4">Server</text:span></text:p>
          </draw:path>
          <draw:glue-point draw:id="4" svg:x="-50%" svg:y="-7.1401%"/>
          <draw:glue-point draw:id="5" svg:x="0%" svg:y="-50%"/>
          <draw:glue-point draw:id="6" svg:x="50%" svg:y="-7.1401%"/>
          <draw:glue-point draw:id="7" svg:x="25%" svg:y="50%"/>
          <draw:glue-point draw:id="8" svg:x="-25.0001%" svg:y="50%"/>
          <draw:glue-point draw:id="9" svg:x="-25.0001%" svg:y="-28.5701%"/>
          <draw:glue-point draw:id="10" svg:x="25%" svg:y="-28.5701%"/>
          <draw:glue-point draw:id="11" svg:x="37.5%" svg:y="21.43%"/>
          <draw:glue-point draw:id="12" svg:x="0%" svg:y="50%"/>
          <draw:glue-point draw:id="13" svg:x="-50%" svg:y="-7.1401%"/>
          <draw:glue-point draw:id="14" svg:x="0%" svg:y="-50%"/>
          <draw:glue-point draw:id="15" svg:x="50%" svg:y="-7.1401%"/>
          <draw:glue-point draw:id="16" svg:x="25%" svg:y="50%"/>
          <draw:glue-point draw:id="17" svg:x="-25.0001%" svg:y="50%"/>
          <draw:glue-point draw:id="18" svg:x="-25.0001%" svg:y="-28.5701%"/>
          <draw:glue-point draw:id="19" svg:x="25%" svg:y="-28.5701%"/>
          <draw:glue-point draw:id="20" svg:x="37.5%" svg:y="21.43%"/>
          <draw:glue-point draw:id="21" svg:x="0%" svg:y="50%"/>
          <draw:glue-point draw:id="22" svg:x="4.17%" svg:y="5.56%"/>
        </draw:g>
        <draw:g draw:style-name="gr1" xml:id="shape-16" draw:id="shape-16" svg:y="587.77996333083pt">
          <draw:path draw:style-name="gr6" xml:id="shape-17" draw:id="shape-17" draw:layer="" svg:width="93.84169370790pt" svg:height="78.17549459918pt" svg:x="129.00843035953pt" svg:y="589.19728862083pt" svg:viewBox="0 0 94 78" svg:d="M26.7785 0L67.0164 0L93.8417 22.308L93.8417 55.8285L67.0164 78.1755L26.7785 78.1755L0 55.8285L0 22.308Z" calligra:nodeTypes="ccccccccc"/>
          <draw:path draw:style-name="gr6" xml:id="shape-18" draw:id="shape-18" draw:layer="" svg:width="93.84169370790pt" svg:height="78.17549459918pt" svg:x="129.00843035953pt" svg:y="589.19728862083pt" svg:viewBox="0 0 94 78" svg:d="M26.7785 0L67.0164 0L93.8417 22.308L93.8417 55.8285L67.0164 78.1755L26.7785 78.1755L0 55.8285L0 22.308Z" calligra:nodeTypes="ccccccccc">
            <text:p text:style-name="P4"><text:span text:style-name="T5">Account</text:span></text:p>
          </draw:path>
          <draw:glue-point draw:id="4" svg:x="-21.4301%" svg:y="-50%"/>
          <draw:glue-point draw:id="5" svg:x="21.43%" svg:y="-50%"/>
          <draw:glue-point draw:id="6" svg:x="50%" svg:y="-21.4301%"/>
          <draw:glue-point draw:id="7" svg:x="50%" svg:y="21.43%"/>
          <draw:glue-point draw:id="8" svg:x="21.43%" svg:y="50%"/>
          <draw:glue-point draw:id="9" svg:x="-21.4301%" svg:y="50%"/>
          <draw:glue-point draw:id="10" svg:x="-50%" svg:y="21.43%"/>
          <draw:glue-point draw:id="11" svg:x="-50%" svg:y="-21.4301%"/>
          <draw:glue-point draw:id="12" svg:x="0%" svg:y="-50%"/>
          <draw:glue-point draw:id="13" svg:x="35.71%" svg:y="-35.7101%"/>
          <draw:glue-point draw:id="14" svg:x="50%" svg:y="0%"/>
          <draw:glue-point draw:id="15" svg:x="35.71%" svg:y="35.71%"/>
          <draw:glue-point draw:id="16" svg:x="0%" svg:y="50%"/>
          <draw:glue-point draw:id="17" svg:x="-35.7101%" svg:y="35.71%"/>
          <draw:glue-point draw:id="18" svg:x="-50%" svg:y="0%"/>
          <draw:glue-point draw:id="19" svg:x="2.38%" svg:y="2.38%"/>
        </draw:g>
        <draw:g draw:style-name="gr1" xml:id="shape-19" draw:id="shape-19" svg:y="585.55568004877pt">
          <draw:path draw:style-name="gr6" xml:id="shape-20" draw:id="shape-20" draw:layer="" svg:width="93.84169370790pt" svg:height="78.17549459918pt" svg:x="360.33389169385pt" svg:y="586.97300533877pt" svg:viewBox="0 0 94 78" svg:d="M26.7785 0L67.0164 0L93.8417 22.308L93.8417 55.8285L67.0164 78.1755L26.7785 78.1755L0 55.8285L0 22.308Z" calligra:nodeTypes="ccccccccc"/>
          <draw:path draw:style-name="gr6" xml:id="shape-21" draw:id="shape-21" draw:layer="" svg:width="93.84169370790pt" svg:height="78.17549459918pt" svg:x="360.33389169385pt" svg:y="586.97300533877pt" svg:viewBox="0 0 94 78" svg:d="M26.7785 0L67.0164 0L93.8417 22.308L93.8417 55.8285L67.0164 78.1755L26.7785 78.1755L0 55.8285L0 22.308Z" calligra:nodeTypes="ccccccccc">
            <text:p text:style-name="P4"><text:span text:style-name="T5">Account</text:span></text:p>
          </draw:path>
          <draw:glue-point draw:id="4" svg:x="-21.4301%" svg:y="-50%"/>
          <draw:glue-point draw:id="5" svg:x="21.43%" svg:y="-50%"/>
          <draw:glue-point draw:id="6" svg:x="50%" svg:y="-21.4301%"/>
          <draw:glue-point draw:id="7" svg:x="50%" svg:y="21.43%"/>
          <draw:glue-point draw:id="8" svg:x="21.43%" svg:y="50%"/>
          <draw:glue-point draw:id="9" svg:x="-21.4301%" svg:y="50%"/>
          <draw:glue-point draw:id="10" svg:x="-50%" svg:y="21.43%"/>
          <draw:glue-point draw:id="11" svg:x="-50%" svg:y="-21.4301%"/>
          <draw:glue-point draw:id="12" svg:x="0%" svg:y="-50%"/>
          <draw:glue-point draw:id="13" svg:x="35.71%" svg:y="-35.7101%"/>
          <draw:glue-point draw:id="14" svg:x="50%" svg:y="0%"/>
          <draw:glue-point draw:id="15" svg:x="35.71%" svg:y="35.71%"/>
          <draw:glue-point draw:id="16" svg:x="0%" svg:y="50%"/>
          <draw:glue-point draw:id="17" svg:x="-35.7101%" svg:y="35.71%"/>
          <draw:glue-point draw:id="18" svg:x="-50%" svg:y="0%"/>
          <draw:glue-point draw:id="19" svg:x="2.38%" svg:y="2.38%"/>
        </draw:g>
        <draw:g draw:style-name="gr1" xml:id="shape-22" draw:id="shape-22" svg:y="588.89210497187pt">
          <draw:path draw:style-name="gr6" xml:id="shape-23" draw:id="shape-23" draw:layer="" svg:width="93.68366030243pt" svg:height="78.35138946203pt" svg:x="28.91568266680pt" svg:y="590.30943026187pt" svg:viewBox="0 0 94 78" svg:d="M26.7334 0L66.9035 0L93.6837 22.3582L93.6837 55.9541L66.9035 78.3514L26.7334 78.3514L0 55.9541L0 22.3582Z" calligra:nodeTypes="ccccccccc"/>
          <draw:path draw:style-name="gr6" xml:id="shape-24" draw:id="shape-24" draw:layer="" svg:width="93.68366030243pt" svg:height="78.35138946203pt" svg:x="28.91568266680pt" svg:y="590.30943026187pt" svg:viewBox="0 0 94 78" svg:d="M26.7334 0L66.9035 0L93.6837 22.3582L93.6837 55.9541L66.9035 78.3514L26.7334 78.3514L0 55.9541L0 22.3582Z" calligra:nodeTypes="ccccccccc">
            <text:p text:style-name="P4"><text:span text:style-name="T5">Account</text:span></text:p>
          </draw:path>
          <draw:glue-point draw:id="4" svg:x="-21.4301%" svg:y="-50%"/>
          <draw:glue-point draw:id="5" svg:x="21.43%" svg:y="-50%"/>
          <draw:glue-point draw:id="6" svg:x="50%" svg:y="-21.4301%"/>
          <draw:glue-point draw:id="7" svg:x="50%" svg:y="21.43%"/>
          <draw:glue-point draw:id="8" svg:x="21.43%" svg:y="50%"/>
          <draw:glue-point draw:id="9" svg:x="-21.4301%" svg:y="50%"/>
          <draw:glue-point draw:id="10" svg:x="-50%" svg:y="21.43%"/>
          <draw:glue-point draw:id="11" svg:x="-50%" svg:y="-21.4301%"/>
          <draw:glue-point draw:id="12" svg:x="0%" svg:y="-50%"/>
          <draw:glue-point draw:id="13" svg:x="35.71%" svg:y="-35.7101%"/>
          <draw:glue-point draw:id="14" svg:x="50%" svg:y="0%"/>
          <draw:glue-point draw:id="15" svg:x="35.71%" svg:y="35.71%"/>
          <draw:glue-point draw:id="16" svg:x="0%" svg:y="50%"/>
          <draw:glue-point draw:id="17" svg:x="-35.7101%" svg:y="35.71%"/>
          <draw:glue-point draw:id="18" svg:x="-50%" svg:y="0%"/>
          <draw:glue-point draw:id="19" svg:x="2.38%" svg:y="2.38%"/>
        </draw:g>
        <draw:g draw:style-name="gr1" xml:id="shape-25" draw:id="shape-25" svg:y="584.44353840774pt">
          <draw:path draw:style-name="gr6" xml:id="shape-26" draw:id="shape-26" draw:layer="" svg:width="93.36842475186pt" svg:height="78.70437251661pt" svg:x="461.53878102761pt" svg:y="585.86086369774pt" svg:viewBox="0 0 93 79" svg:d="M26.6434 0L66.6783 0L93.3684 22.4589L93.3684 56.2062L66.6783 78.7044L26.6434 78.7044L0 56.2062L0 22.4589Z" calligra:nodeTypes="ccccccccc"/>
          <draw:path draw:style-name="gr6" xml:id="shape-27" draw:id="shape-27" draw:layer="" svg:width="93.36842475186pt" svg:height="78.70437251661pt" svg:x="461.53878102761pt" svg:y="585.86086369774pt" svg:viewBox="0 0 93 79" svg:d="M26.6434 0L66.6783 0L93.3684 22.4589L93.3684 56.2062L66.6783 78.7044L26.6434 78.7044L0 56.2062L0 22.4589Z" calligra:nodeTypes="ccccccccc">
            <text:p text:style-name="P4"><text:span text:style-name="T5">Account</text:span></text:p>
          </draw:path>
          <draw:glue-point draw:id="4" svg:x="-21.4301%" svg:y="-50%"/>
          <draw:glue-point draw:id="5" svg:x="21.43%" svg:y="-50%"/>
          <draw:glue-point draw:id="6" svg:x="50%" svg:y="-21.4301%"/>
          <draw:glue-point draw:id="7" svg:x="50%" svg:y="21.43%"/>
          <draw:glue-point draw:id="8" svg:x="21.43%" svg:y="50%"/>
          <draw:glue-point draw:id="9" svg:x="-21.4301%" svg:y="50%"/>
          <draw:glue-point draw:id="10" svg:x="-50%" svg:y="21.43%"/>
          <draw:glue-point draw:id="11" svg:x="-50%" svg:y="-21.4301%"/>
          <draw:glue-point draw:id="12" svg:x="0%" svg:y="-50%"/>
          <draw:glue-point draw:id="13" svg:x="35.71%" svg:y="-35.7101%"/>
          <draw:glue-point draw:id="14" svg:x="50%" svg:y="0%"/>
          <draw:glue-point draw:id="15" svg:x="35.71%" svg:y="35.71%"/>
          <draw:glue-point draw:id="16" svg:x="0%" svg:y="50%"/>
          <draw:glue-point draw:id="17" svg:x="-35.7101%" svg:y="35.71%"/>
          <draw:glue-point draw:id="18" svg:x="-50%" svg:y="0%"/>
          <draw:glue-point draw:id="19" svg:x="2.38%" svg:y="2.38%"/>
        </draw:g>
        <draw:connector draw:style-name="gr4" xml:id="shape-28" draw:id="shape-28" draw:layer="" draw:type="standard" draw:start-shape="shape-4" draw:start-glue-point="26" draw:end-shape="shape-22" draw:end-glue-point="5" svg:d="M20 0L0 0L0 116.355L53.5647 116.355L53.5647 232.71L53.5647 252.71" svg:viewBox="0 0 54 253"/>
        <draw:connector draw:style-name="gr4" xml:id="shape-29" draw:id="shape-29" draw:layer="" draw:type="standard" draw:start-shape="shape-16" draw:start-glue-point="4" draw:end-shape="shape-11" draw:end-glue-point="2" svg:d="M0 213.798L0 193.798L0 106.899L3.26101 106.899L3.26101 20L3.26101 0" svg:viewBox="0 0 3 214"/>
        <draw:connector draw:style-name="gr4" xml:id="shape-30" draw:id="shape-30" draw:layer="" draw:type="standard" draw:start-shape="shape-16" draw:start-glue-point="5" draw:end-shape="shape-14" draw:end-glue-point="2" svg:d="M0 71.7462L0 51.7462L0 35.8731L100.095 35.8731L100.095 20L100.095 0" svg:viewBox="0 0 100 72">
          <draw:glue-point draw:id="4" svg:x="50%" svg:y="-50%"/>
        </draw:connector>
        <draw:connector draw:style-name="gr4" xml:id="shape-31" draw:id="shape-31" draw:layer="" draw:type="standard" draw:start-shape="shape-22" draw:start-glue-point="4" draw:end-shape="shape-32" draw:end-glue-point="2" svg:d="M0 72.8584L0 52.8584L0 36.4292L239.898 36.4292L239.898 20L239.898 0" svg:viewBox="0 0 240 73">
          <draw:glue-point draw:id="4" svg:x="50%" svg:y="-50%"/>
        </draw:connector>
        <draw:connector draw:style-name="gr4" xml:id="shape-33" draw:id="shape-33" draw:layer="" draw:type="standard" draw:start-shape="shape-19" draw:start-glue-point="4" draw:end-shape="shape-14" draw:end-glue-point="1" svg:d="M26.5053 121.355L26.5053 101.355L26.5053 0L20 0L0 0" svg:viewBox="0 0 27 121"/>
        <draw:connector draw:style-name="gr4" xml:id="shape-34" draw:id="shape-34" draw:layer="" draw:type="standard" draw:start-shape="shape-25" draw:start-glue-point="4" draw:end-shape="shape-7" draw:end-glue-point="10" svg:d="M0 239.369L0 219.369L0 109.684L63.0362 109.684L63.0362 0L63.0362 0L43.0362 0" svg:viewBox="0 0 63 239"/>
        <draw:connector draw:style-name="gr4" xml:id="shape-35" draw:id="shape-35" draw:layer="" draw:type="standard" draw:start-shape="shape-19" draw:start-glue-point="5" draw:end-shape="shape-7" draw:end-glue-point="2" svg:d="M10.5399 196.983L10.5399 176.983L10.5399 98.4917L0 98.4917L0 20L0 0" svg:viewBox="0 0 11 197">
          <draw:glue-point draw:id="4" svg:x="-50%" svg:y="50%"/>
        </draw:connector>
        <draw:connector draw:style-name="gr4" xml:id="shape-36" draw:id="shape-36" draw:layer="" draw:type="standard" draw:start-shape="shape-25" draw:start-glue-point="0" draw:end-shape="shape-37" draw:end-glue-point="1" svg:d="M148.696 120.243L148.696 100.243L148.696 0L20 0L0 0" svg:viewBox="0 0 149 120">
          <draw:glue-point draw:id="4" svg:x="-50%" svg:y="-50%"/>
        </draw:connector>
        <draw:g draw:style-name="gr1" xml:id="shape-38" draw:id="shape-38" svg:y="56.18267471000pt">
          <draw:path draw:style-name="gr7" xml:id="shape-39" draw:id="shape-39" draw:layer="" svg:width="113.38602320000pt" svg:height="56.69301160000pt" svg:x="43.20000000000pt" svg:y="57.60000000000pt" svg:viewBox="0 0 113 57" svg:d="M28.3394 0L85.0183 0L113.386 56.693L0 56.693Z" calligra:nodeTypes="ccccc">
            <draw:glue-point draw:id="4" svg:x="-14.1323%" svg:y="9.53122%"/>
          </draw:path>
          <draw:path draw:style-name="gr7" xml:id="shape-40" draw:id="shape-40" draw:layer="" svg:width="113.38602320000pt" svg:height="56.69301160000pt" svg:x="43.20000000000pt" svg:y="57.60000000000pt" svg:viewBox="0 0 113 57" svg:d="M28.3394 0L85.0183 0L113.386 56.693L0 56.693Z" calligra:nodeTypes="ccccc">
            <text:p text:style-name="P1"><text:span text:style-name="T6">Cash Purse</text:span></text:p>
          </draw:path>
          <draw:glue-point draw:id="4" svg:x="-25.0001%" svg:y="-50%"/>
          <draw:glue-point draw:id="5" svg:x="0%" svg:y="-50%"/>
          <draw:glue-point draw:id="6" svg:x="25%" svg:y="-50%"/>
          <draw:glue-point draw:id="7" svg:x="50%" svg:y="50%"/>
          <draw:glue-point draw:id="8" svg:x="0%" svg:y="50%"/>
          <draw:glue-point draw:id="9" svg:x="-50%" svg:y="50%"/>
          <draw:glue-point draw:id="10" svg:x="37.5%" svg:y="0%"/>
          <draw:glue-point draw:id="11" svg:x="-37.5001%" svg:y="0%"/>
          <draw:glue-point draw:id="12" svg:x="0%" svg:y="0%"/>
        </draw:g>
        <draw:connector draw:style-name="gr4" xml:id="shape-41" draw:id="shape-41" draw:layer="" draw:type="standard" draw:start-shape="shape-38" draw:start-glue-point="9" draw:end-shape="shape-4" draw:end-glue-point="17" svg:d="M0 0L0 20L0 68.2797L95.3929 68.2797L95.3929 116.559L95.3929 136.559" svg:viewBox="0 0 95 137"/>
        <draw:g draw:style-name="gr1" xml:id="shape-42" draw:id="shape-42" svg:y="56.18267471000pt">
          <draw:path draw:style-name="gr7" xml:id="shape-43" draw:id="shape-43" draw:layer="" svg:width="113.77334182792pt" svg:height="56.38766502875pt" svg:x="403.20000000000pt" svg:y="57.60000000000pt" svg:viewBox="0 0 114 56" svg:d="M28.4362 0L85.3087 0L113.773 56.3877L0 56.3877Z" calligra:nodeTypes="ccccc">
            <draw:glue-point draw:id="4" svg:x="-14.1323%" svg:y="9.53122%"/>
          </draw:path>
          <draw:path draw:style-name="gr7" xml:id="shape-44" draw:id="shape-44" draw:layer="" svg:width="113.77334182792pt" svg:height="56.38766502875pt" svg:x="403.20000000000pt" svg:y="57.60000000000pt" svg:viewBox="0 0 114 56" svg:d="M28.4362 0L85.3087 0L113.773 56.3877L0 56.3877Z" calligra:nodeTypes="ccccc">
            <text:p text:style-name="P4"><text:span text:style-name="T6">Cash Purse</text:span></text:p>
          </draw:path>
          <draw:glue-point draw:id="4" svg:x="-25.0001%" svg:y="-50%"/>
          <draw:glue-point draw:id="5" svg:x="0%" svg:y="-50%"/>
          <draw:glue-point draw:id="6" svg:x="25%" svg:y="-50%"/>
          <draw:glue-point draw:id="7" svg:x="50%" svg:y="50%"/>
          <draw:glue-point draw:id="8" svg:x="0%" svg:y="50%"/>
          <draw:glue-point draw:id="9" svg:x="-50%" svg:y="50%"/>
          <draw:glue-point draw:id="10" svg:x="37.5%" svg:y="0%"/>
          <draw:glue-point draw:id="11" svg:x="-37.5001%" svg:y="0%"/>
          <draw:glue-point draw:id="12" svg:x="0%" svg:y="0%"/>
        </draw:g>
        <draw:connector draw:style-name="gr4" xml:id="shape-45" draw:id="shape-45" draw:layer="" draw:type="standard" draw:start-shape="shape-42" draw:start-glue-point="7" draw:end-shape="shape-7" draw:end-glue-point="8" svg:d="M0 0L0 20L0 82.7548L34.2769 82.7548L34.2769 145.51L34.2769 145.51L14.2769 145.51" svg:viewBox="0 0 34 146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fo:border="0pt none #000000" fo:margin="28.346505799999999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0</meta:generator>
    <dc:title/>
    <meta:initial-creator>Unknown</meta:initial-creator>
    <meta:editing-cycles>0</meta:editing-cycles>
    <dc:date>2013-07-05T20:27:34</dc:date>
    <meta:creation-date>2013-07-05T18:40:45</meta:creation-date>
    <dc:creator>squwiggle</dc:creator>
  </office:meta>
</office:document-meta>
</file>